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Times New Roman" svg:font-family="'Times New Roman'" style:font-adornments="Regular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0.01mm" style:rel-width="100%" style:page-number="auto" fo:break-before="page" table:align="center" style:writing-mode="page"/>
    </style:style>
    <style:style style:name="Таблица1.A" style:family="table-column">
      <style:table-column-properties style:column-width="110.01mm" style:rel-column-width="6237*"/>
    </style:style>
    <style:style style:name="Таблица1.1" style:family="table-row">
      <style:table-row-properties style:min-row-height="44.03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1.93mm"/>
    </style:style>
    <style:style style:name="Таблица1.3" style:family="table-row">
      <style:table-row-properties style:min-row-height="84.1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.01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2.02mm"/>
    </style:style>
    <style:style style:name="Таблица3.3" style:family="table-row">
      <style:table-row-properties style:min-row-height="83.91mm"/>
    </style:style>
    <style:style style:name="Таблица3.4" style:family="table-row">
      <style:table-row-properties style:min-row-height="27.98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fo:letter-spacing="-0.05mm" officeooo:paragraph-rsid="015c242a" fo:background-color="transparent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fo:text-transform="uppercase" style:font-name="Liberation Serif4" fo:font-size="13pt" fo:font-weight="bold" officeooo:rsid="016d5c4a" officeooo:paragraph-rsid="01722e3e" style:font-size-asian="13pt" style:font-weight-asian="bold" style:font-name-complex="Liberation Serif4" style:font-size-complex="13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style:font-name="Liberation Serif4" fo:font-size="9pt" fo:font-style="italic" officeooo:paragraph-rsid="01737fe4" style:font-size-asian="9pt" style:font-style-asian="italic" style:font-name-complex="Liberation Serif4"/>
    </style:style>
    <style:style style:name="P10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1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style:font-name="Liberation Serif4" fo:font-size="9pt" fo:font-style="italic" officeooo:paragraph-rsid="01737fe4" style:font-size-asian="9pt" style:font-style-asian="italic" style:font-name-complex="Liberation Serif4" style:font-size-complex="10pt"/>
    </style:style>
    <style:style style:name="P12" style:family="paragraph" style:parent-style-name="Standard">
      <style:paragraph-properties fo:margin-left="0mm" fo:margin-right="0mm" fo:line-height="3.88mm" fo:text-align="justify" style:justify-single-word="false" fo:orphans="2" fo:widows="2" fo:text-indent="0mm" style:auto-text-indent="false"/>
      <style:text-properties fo:font-size="10pt" officeooo:paragraph-rsid="0173beb8" style:font-size-asian="10pt" style:font-size-complex="10pt"/>
    </style:style>
    <style:style style:name="P13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3.53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13pt" fo:font-weight="bold" officeooo:rsid="016d5c4a" officeooo:paragraph-rsid="01845c3a" style:font-size-asian="13pt" style:font-weight-asian="bold" style:font-name-complex="Liberation Serif4" style:font-size-complex="13pt"/>
    </style:style>
    <style:style style:name="P14" style:family="paragraph" style:parent-style-name="Standard">
      <style:paragraph-properties fo:line-height="150%" fo:text-align="center" style:justify-single-word="false"/>
      <style:text-properties fo:font-size="10pt" officeooo:paragraph-rsid="01722e3e" style:font-size-asian="10pt" style:font-size-complex="11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fo:line-height="3.88mm"/>
      <style:text-properties fo:font-size="8pt" style:font-size-asian="8pt" style:font-size-complex="8pt"/>
    </style:style>
    <style:style style:name="P17" style:family="paragraph" style:parent-style-name="Standard">
      <style:paragraph-properties fo:margin-top="0mm" fo:margin-bottom="3.53m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18" style:family="paragraph" style:parent-style-name="Standard">
      <style:paragraph-properties fo:line-height="100%" fo:orphans="2" fo:widows="2" style:writing-mode="page"/>
      <style:text-properties style:font-name="Liberation Serif4" fo:font-size="10pt" officeooo:paragraph-rsid="01737fe4" style:font-size-asian="10pt" style:font-name-complex="Liberation Serif4" style:font-size-complex="10pt"/>
    </style:style>
    <style:style style:name="P19" style:family="paragraph" style:parent-style-name="Standard">
      <style:paragraph-properties fo:line-height="3.88mm" fo:text-align="start" style:justify-single-word="false" fo:orphans="2" fo:widows="2" style:writing-mode="page">
        <style:tab-stops>
          <style:tab-stop style:position="5.08mm"/>
        </style:tab-stops>
      </style:paragraph-properties>
      <style:text-properties style:font-name="Liberation Serif4" fo:font-size="10pt" officeooo:paragraph-rsid="01737fe4" style:font-size-asian="10pt" style:font-name-complex="Liberation Serif4" style:font-size-complex="10pt"/>
    </style:style>
    <style:style style:name="P20" style:family="paragraph" style:parent-style-name="Standard">
      <loext:graphic-properties draw:fill="none"/>
      <style:paragraph-properties fo:margin-left="0mm" fo:margin-right="0mm" fo:margin-top="4mm" fo:margin-bottom="0mm" loext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Liberation Serif4" fo:font-size="9pt" officeooo:paragraph-rsid="0173beb8" style:font-size-asian="9pt" style:font-name-complex="Liberation Serif4" style:font-size-complex="9pt" fo:hyphenate="true" fo:hyphenation-remain-char-count="2" fo:hyphenation-push-char-count="2"/>
    </style:style>
    <style:style style:name="P21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23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24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25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26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27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28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29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officeooo:paragraph-rsid="02031dfd"/>
    </style:style>
    <style:style style:name="P30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officeooo:paragraph-rsid="020473f2"/>
    </style:style>
    <style:style style:name="P31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officeooo:paragraph-rsid="0205eac6"/>
    </style:style>
    <style:style style:name="P32" style:family="paragraph" style:parent-style-name="Contents_20_3">
      <style:paragraph-properties fo:text-align="justify" style:justify-single-word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33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mm" fo:margin-right="0mm" fo:line-height="3.88mm" fo:text-align="start" style:justify-single-word="false" fo:orphans="2" fo:widows="2" fo:text-indent="7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73beb8" style:font-size-asian="10pt" style:font-name-complex="Liberation Serif4" style:font-size-complex="10pt"/>
    </style:style>
    <style:style style:name="P35" style:family="paragraph" style:parent-style-name="Standard">
      <style:paragraph-properties fo:margin-top="11.99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6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e1c32"/>
    </style:style>
    <style:style style:name="P38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39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40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1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3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45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46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47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8" style:family="paragraph" style:parent-style-name="Contents_20_3">
      <style:paragraph-properties fo:margin-top="0mm" fo:margin-bottom="0mm" loext:contextual-spacing="false">
        <style:tab-stops>
          <style:tab-stop style:position="106.01mm" style:type="right" style:leader-style="dotted" style:leader-text="."/>
        </style:tab-stops>
      </style:paragraph-properties>
      <style:text-properties officeooo:paragraph-rsid="0205eac6"/>
    </style:style>
    <style:style style:name="P49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51" style:family="paragraph" style:parent-style-name="Contents_20_1" style:master-page-name="">
      <style:paragraph-properties fo:margin-top="1.99mm" fo:margin-bottom="1.99mm" loext:contextual-spacing="false" style:page-number="auto">
        <style:tab-stops>
          <style:tab-stop style:position="110.01m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e1c32"/>
    </style:style>
    <style:style style:name="P54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55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56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1fe1c32"/>
    </style:style>
    <style:style style:name="P57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58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59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60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61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62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63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65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66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67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69" style:family="paragraph" style:parent-style-name="Contents_20_3">
      <style:paragraph-properties fo:margin-top="0mm" fo:margin-bottom="1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 fo:margin-top="0mm" fo:margin-bottom="2.8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 fo:margin-top="1.99mm" fo:margin-bottom="0mm" loext:contextual-spacing="false" fo:text-align="center" style:justify-single-word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73" style:family="paragraph" style:parent-style-name="Contents_20_2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74" style:family="paragraph" style:parent-style-name="Standard">
      <style:paragraph-properties fo:margin-top="4.99mm" fo:margin-bottom="0mm" loext:contextual-spacing="false" fo:line-height="8.47mm" fo:orphans="2" fo:widows="2"/>
      <style:text-properties fo:text-transform="uppercase" style:font-name="Liberation Serif4" fo:font-size="11pt" fo:font-weight="bold" officeooo:rsid="016d5c4a" officeooo:paragraph-rsid="0179543b" style:font-size-asian="11pt" style:font-weight-asian="bold" style:font-name-complex="Liberation Serif4" style:font-size-complex="11pt"/>
    </style:style>
    <style:style style:name="P75" style:family="paragraph" style:parent-style-name="Standard">
      <style:paragraph-properties fo:margin-top="2.5mm" fo:margin-bottom="0mm" loext:contextual-spacing="false" fo:line-height="100%"/>
      <style:text-properties fo:font-weight="bold" style:font-weight-asian="bold" style:font-weight-complex="bold"/>
    </style:style>
    <style:style style:name="P76" style:family="paragraph" style:parent-style-name="Standard">
      <style:paragraph-properties fo:margin-top="2.5mm" fo:margin-bottom="0mm" loext:contextual-spacing="false" fo:line-height="3.88mm"/>
      <style:text-properties fo:font-size="8pt" style:font-size-asian="8pt" style:font-size-complex="8pt"/>
    </style:style>
    <style:style style:name="P77" style:family="paragraph" style:parent-style-name="Standard">
      <style:paragraph-properties fo:margin-top="2.5mm" fo:margin-bottom="0mm" loext:contextual-spacing="false" fo:line-height="3.88mm"/>
      <style:text-properties fo:font-size="8pt" officeooo:paragraph-rsid="017954dc" style:font-size-asian="8pt" style:font-size-complex="8pt"/>
    </style:style>
    <style:style style:name="P78" style:family="paragraph" style:parent-style-name="Standard">
      <style:paragraph-properties fo:margin-top="2.5mm" fo:margin-bottom="0mm" loext:contextual-spacing="false" fo:line-height="100%"/>
      <style:text-properties style:font-name="Liberation Serif4" fo:font-size="8pt" style:font-size-asian="8pt" style:font-name-complex="Liberation Serif4" style:font-size-complex="8pt"/>
    </style:style>
    <style:style style:name="P79" style:family="paragraph" style:parent-style-name="Standard">
      <style:paragraph-properties fo:margin-top="10mm" fo:margin-bottom="0mm" loext:contextual-spacing="false" fo:line-height="3.88mm"/>
      <style:text-properties fo:font-size="8pt" officeooo:paragraph-rsid="02184686" style:font-size-asian="8pt" style:font-size-complex="8pt"/>
    </style:style>
    <style:style style:name="P80" style:family="paragraph" style:parent-style-name="Standard">
      <style:paragraph-properties fo:margin-top="10mm" fo:margin-bottom="0mm" loext:contextual-spacing="false" fo:line-height="3.88mm"/>
      <style:text-properties style:font-name="Liberation Serif4" fo:font-size="8pt" style:font-size-asian="8pt" style:font-name-complex="Liberation Serif4" style:font-size-complex="8pt"/>
    </style:style>
    <style:style style:name="P81" style:family="paragraph" style:parent-style-name="Standard">
      <style:paragraph-properties fo:margin-top="10mm" fo:margin-bottom="0mm" loext:contextual-spacing="false" fo:line-height="3.88mm"/>
      <style:text-properties style:font-name="Liberation Serif4" fo:font-size="8pt" fo:font-style="italic" officeooo:paragraph-rsid="02184686" style:font-size-asian="8pt" style:font-style-asian="italic" style:font-name-complex="Liberation Serif4" style:font-size-complex="8pt"/>
    </style:style>
    <style:style style:name="P82" style:family="paragraph" style:parent-style-name="Standard">
      <style:paragraph-properties fo:margin-top="10mm" fo:margin-bottom="0mm" loext:contextual-spacing="false" fo:line-height="3.88mm"/>
      <style:text-properties fo:font-size="9pt" officeooo:paragraph-rsid="0179b945" style:font-size-asian="9pt" style:font-size-complex="9pt"/>
    </style:style>
    <style:style style:name="P83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0pt" officeooo:paragraph-rsid="01722e3e" style:font-size-asian="10pt" style:font-size-complex="11pt"/>
    </style:style>
    <style:style style:name="P84" style:family="paragraph" style:parent-style-name="Standard" style:master-page-name="Standard">
      <style:paragraph-properties fo:line-height="100%" fo:text-align="start" style:justify-single-word="false" fo:orphans="2" fo:widows="2" style:page-number="auto" style:writing-mode="page"/>
      <style:text-properties style:font-name="Liberation Serif4" fo:font-size="10pt" officeooo:paragraph-rsid="01737fe4" style:font-size-asian="10pt" style:font-name-complex="Liberation Serif4" style:font-size-complex="10pt"/>
    </style:style>
    <style:style style:name="P85" style:family="paragraph" style:parent-style-name="Standard" style:master-page-name="Задний_20_форзац">
      <style:paragraph-properties fo:margin-top="0mm" fo:margin-bottom="0mm" loext:contextual-spacing="false" fo:line-height="3.88mm" fo:orphans="2" fo:widows="2" style:page-number="auto" fo:break-before="page"/>
      <style:text-properties fo:font-size="9pt" officeooo:paragraph-rsid="0179543b" style:font-size-asian="9pt" style:font-size-complex="9pt"/>
    </style:style>
    <style:style style:name="P86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87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88" style:family="paragraph" style:parent-style-name="Standard" style:master-page-name="Страница_20_издания">
      <style:paragraph-properties style:page-number="auto"/>
    </style:style>
    <style:style style:name="T1" style:family="text">
      <style:text-properties style:font-name="Liberation Serif4" fo:font-size="8pt" style:font-size-asian="8pt" style:font-name-complex="Liberation Serif4" style:font-size-complex="8pt"/>
    </style:style>
    <style:style style:name="T2" style:family="text">
      <style:text-properties style:font-name="Liberation Serif4" style:font-name-complex="Liberation Serif4"/>
    </style:style>
    <style:style style:name="T3" style:family="text">
      <style:text-properties style:font-name="Liberation Serif4" fo:language="en" fo:country="US" style:font-name-complex="Liberation Serif4"/>
    </style:style>
    <style:style style:name="T4" style:family="text">
      <style:text-properties style:font-name="Liberation Serif4" fo:language="en" fo:country="US" officeooo:rsid="017954dc" style:font-name-complex="Liberation Serif4"/>
    </style:style>
    <style:style style:name="T5" style:family="text">
      <style:text-properties style:font-name="Liberation Serif4" fo:language="en" fo:country="US" officeooo:rsid="017954dc" fo:background-color="#fff200" loext:char-shading-value="0" style:font-name-complex="Liberation Serif4"/>
    </style:style>
    <style:style style:name="T6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7" style:family="text">
      <style:text-properties style:font-name="Liberation Serif4" fo:font-size="10pt" style:font-size-asian="10pt" style:font-name-complex="Liberation Serif4" style:font-size-complex="10pt"/>
    </style:style>
    <style:style style:name="T8" style:family="text">
      <style:text-properties style:font-name="Liberation Serif4" fo:font-size="10pt" fo:background-color="#ffffff" loext:char-shading-value="0" style:font-size-asian="10pt" style:font-name-complex="Liberation Serif4" style:font-size-complex="10pt"/>
    </style:style>
    <style:style style:name="T9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10" style:family="text">
      <style:text-properties style:font-name="Liberation Serif4" fo:font-size="10pt" fo:language="en" fo:country="US" officeooo:rsid="021e80ae" style:font-size-asian="10pt" style:font-name-complex="Liberation Serif4" style:font-size-complex="10pt"/>
    </style:style>
    <style:style style:name="T11" style:family="text">
      <style:text-properties style:font-name="Liberation Serif4" fo:font-size="10pt" fo:language="en" fo:country="US" officeooo:rsid="0221245e" fo:background-color="#ffffff" loext:char-shading-value="0" style:font-size-asian="10pt" style:font-name-complex="Liberation Serif4" style:font-size-complex="10pt"/>
    </style:style>
    <style:style style:name="T12" style:family="text">
      <style:text-properties style:font-name="Liberation Serif4" fo:font-style="italic" style:font-style-asian="italic" style:font-name-complex="Liberation Serif4"/>
    </style:style>
    <style:style style:name="T13" style:family="text">
      <style:text-properties style:font-name="Liberation Serif4" fo:font-style="italic" style:font-style-asian="italic" style:font-name-complex="Liberation Serif4" style:font-style-complex="italic"/>
    </style:style>
    <style:style style:name="T14" style:family="text">
      <style:text-properties style:font-name="Liberation Serif4" fo:font-style="italic" officeooo:rsid="0179e93e" style:font-style-asian="italic" style:font-name-complex="Liberation Serif4" style:font-style-complex="italic"/>
    </style:style>
    <style:style style:name="T15" style:family="text">
      <style:text-properties style:font-name="Liberation Serif4" fo:font-style="italic" style:font-style-asian="italic" style:font-name-complex="Times New Roman1"/>
    </style:style>
    <style:style style:name="T16" style:family="text">
      <style:text-properties style:font-name="Liberation Serif4" fo:font-style="italic" fo:font-weight="normal" officeooo:rsid="0179e93e" style:font-style-asian="italic" style:font-weight-asian="normal" style:font-name-complex="Liberation Serif4" style:font-style-complex="italic" style:font-weight-complex="normal"/>
    </style:style>
    <style:style style:name="T17" style:family="text">
      <style:text-properties style:font-name="Liberation Serif4" fo:language="ru" fo:country="RU" officeooo:rsid="02168a76" style:font-name-complex="Liberation Serif4"/>
    </style:style>
    <style:style style:name="T18" style:family="text">
      <style:text-properties style:font-name="Liberation Serif4" fo:language="ru" fo:country="RU" officeooo:rsid="0216d4ac" style:font-name-complex="Liberation Serif4"/>
    </style:style>
    <style:style style:name="T19" style:family="text">
      <style:text-properties style:font-name="Liberation Serif4" fo:background-color="#fff200" loext:char-shading-value="0" style:font-name-complex="Liberation Serif4"/>
    </style:style>
    <style:style style:name="T20" style:family="text">
      <style:text-properties style:text-scale="96%"/>
    </style:style>
    <style:style style:name="T21" style:family="text">
      <style:text-properties fo:font-style="italic"/>
    </style:style>
    <style:style style:name="T22" style:family="text">
      <style:text-properties fo:font-style="italic" style:font-style-asian="italic" style:text-scale="96%"/>
    </style:style>
    <style:style style:name="T23" style:family="text">
      <style:text-properties officeooo:rsid="0173beb8"/>
    </style:style>
    <style:style style:name="T24" style:family="text">
      <style:text-properties style:use-window-font-color="true" style:font-name="Liberation Serif4" fo:font-size="8pt" fo:language="en" fo:country="US" style:text-underline-style="none" style:font-size-asian="8pt" style:font-name-complex="Liberation Serif4" style:font-size-complex="8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language-complex="hi" style:country-complex="IN"/>
    </style:style>
    <style:style style:name="T27" style:family="text">
      <style:text-properties fo:language="en" fo:country="US" fo:background-color="transparent" loext:char-shading-value="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variant="normal" fo:text-transform="none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font-variant="normal" fo:text-transform="none" fo:font-weight="normal" officeooo:rsid="01fb7abd" style:font-weight-asian="normal" style:font-weight-complex="normal"/>
    </style:style>
    <style:style style:name="T32" style:family="text">
      <style:text-properties fo:font-variant="normal" fo:text-transform="none" officeooo:rsid="0216d4ac"/>
    </style:style>
    <style:style style:name="T33" style:family="text">
      <style:text-properties fo:font-variant="normal" fo:text-transform="none" fo:language="en" fo:country="US" fo:font-weight="normal"/>
    </style:style>
    <style:style style:name="T3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3">Федеральное государственное бюджетное учреждение науки</text:p>
            <text:p text:style-name="P14">Институт философии Российской академии наук</text:p>
          </table:table-cell>
        </table:table-row>
        <table:table-row table:style-name="Таблица1.2">
          <table:table-cell table:style-name="Таблица1.A1" office:value-type="string">
            <text:p text:style-name="P13">Татьяна Самарина</text:p>
          </table:table-cell>
        </table:table-row>
        <table:table-row table:style-name="Таблица1.3">
          <table:table-cell table:style-name="Таблица1.A1" office:value-type="string">
            <text:p text:style-name="P8">Феноменология, ноуменология,<text:line-break/>постфеноменология религии</text:p>
          </table:table-cell>
        </table:table-row>
        <table:table-row table:style-name="Таблица1.4">
          <table:table-cell table:style-name="Таблица1.A1" office:value-type="string">
            <text:p text:style-name="P6">Москва</text:p>
            <text:p text:style-name="P7"><text:user-field-get style:data-style-name="N0" text:name="год">2019</text:user-field-get></text:p>
          </table:table-cell>
        </table:table-row>
      </table:table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84">УДК 130.21 + 124</text:p>
            <text:p text:style-name="P18">ББК 87.2 + 86.2</text:p>
            <text:p text:style-name="P19">С 17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5">Рецензенты</text:p>
            <text:p text:style-name="P9"><text:span text:style-name="T28">канд. филос. наук </text:span>К.В. Карпов</text:p>
            <text:p text:style-name="P11"><text:span text:style-name="T28">д-р филос. наук</text:span> М.А. Пылаев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2">С 17</text:p>
          </table:table-cell>
          <table:table-cell table:style-name="Таблица3.A1" table:number-columns-spanned="2" office:value-type="string">
            <text:p text:style-name="P5"><text:span text:style-name="T6">Самарина, Т.С. </text:span><text:span text:style-name="T7">Феноменология, ноуменология, постфеноменология религии [Текст] / Т.С. Самарина ; Рос. акад. наук, Ин-т философии. – М.: ИФ РАН, 2019. – </text:span><text:span text:style-name="T10">296</text:span><text:span text:style-name="T7"> с. ; 20 см. – Библиогр.: с.</text:span><text:span text:style-name="T8"> </text:span><text:span text:style-name="T11">283</text:span><text:span text:style-name="T8">–</text:span><text:span text:style-name="T11">293</text:span><text:span text:style-name="T8">. – Ре</text:span><text:span text:style-name="T7">з.: англ. – 500 экз. – </text:span><text:span text:style-name="T9">ISBN</text:span><text:span text:style-name="T7"> 978-5-9540-0349-9.</text:span></text:p>
            <text:p text:style-name="P20"><text:span text:style-name="T20">Понятие </text:span><text:span text:style-name="T22">феноменология религии</text:span><text:span text:style-name="T20"> создает ощущение какого-то чарующего мрака, обещая глубокую философскую рефлексию над темами, выходящими за рамки научного познания. Именно поэтому наследие феноменологии религии порождает многочисленные дискуссии среди исследователей, зачастую вызывая вопросы: какова связь этого движения с философской традицией? Как оно вписывается в историю религиоведения? Едина ли феноменология религии? Является ли феноменология религии «теологической диверсией» в религиоведение? Что феноменология религии дала гуманитарным исследованиям? Был ли феноменологический проект дезавуирован постмодернистской философской критикой? Ответы на эти и другие не менее важные вопросы Вы найдете в этой книге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4">ISBN 978-5-9540-0349-9</text:p>
          </table:table-cell>
          <table:covered-table-cell/>
          <table:table-cell table:style-name="Таблица3.A1" table:number-columns-spanned="2" office:value-type="string">
            <text:p text:style-name="P10">© Самарина Т.С., <text:user-field-get style:data-style-name="N0" text:name="год">2019</text:user-field-get></text:p>
            <text:p text:style-name="P10">© Институт философии <text:span text:style-name="T23">РАН</text:span>, <text:user-field-get style:data-style-name="N0" text:name="год">2019</text:user-field-get></text:p>
          </table:table-cell>
          <table:covered-table-cell/>
        </table:table-row>
      </table:table>
      <text:p text:style-name="P86"><text:soft-page-break/></text:p>
      <text:p text:style-name="P87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span text:style-name="T31">Введение</text:span><text:span text:style-name="T34"><text:tab/>7</text:span></text:p>
          <text:p text:style-name="P52">Часть I<text:line-break/>Феноменология религии</text:p>
          <text:p text:style-name="P36">Глава 1. Феноменология религии и чувство бесконечного<text:tab/>14</text:p>
          <text:p text:style-name="P36">Глава 2. Рождение феноменологии из духа компаративистики<text:tab/>24</text:p>
          <text:p text:style-name="P36">Глава 3. Феноменология религии и философская феноменология<text:tab/>35</text:p>
          <text:p text:style-name="P43">Глава 4. Первые шаги феноменологии религии<text:tab/>52</text:p>
          <text:p text:style-name="P21">§ 1. Шантепи де ля Соссе и феноменология религии<text:tab/>52</text:p>
          <text:p text:style-name="P21">§ 2. Корнелиус Тиле: история и феноменология религии<text:tab/>57</text:p>
          <text:p text:style-name="P49">Глава 5. Феноменология религии В.Б. Кристенсена<text:tab/>62</text:p>
          <text:p text:style-name="P43">Глава 6. Феноменология религии Герардуса ван дер Леу<text:tab/>77</text:p>
          <text:p text:style-name="P21">§ 1. Леу и феноменологическая традиция<text:tab/>80</text:p>
          <text:p text:style-name="P21">§ 2. Леу и психология религии<text:tab/>92</text:p>
          <text:p text:style-name="P21">§ 3. Пандинамизм<text:tab/>94</text:p>
          <text:p text:style-name="P21">§ 4. Субъект и типология религий<text:tab/>99</text:p>
          <text:p text:style-name="P21">§ 5. Энергетическая метафора<text:tab/>102</text:p>
          <text:p text:style-name="P21">§ 6. Религиозный эволюционизм в феноменологии Леу<text:tab/>103</text:p>
          <text:p text:style-name="P21">§ 7. Небожественное сакральное<text:tab/>106</text:p>
          <text:p text:style-name="P24">§ 8. Феноменология религии Г. ван дер Леу в общем контексте</text:p>
          <text:p text:style-name="P58">феноменологии религии<text:tab/>109</text:p>
          <text:p text:style-name="P63">§ 9. Эклектика Леу<text:tab/>114</text:p>
          <text:p text:style-name="P67">Итоги<text:tab/>117</text:p>
          <text:p text:style-name="P52">Часть II<text:line-break/>Ноуменология религии</text:p>
          <text:p text:style-name="P36">Глава 1. Ноуменология религии<text:span text:style-name="T21"> </text:span>как историографическая концепция<text:tab/>119</text:p>
          <text:p text:style-name="P43">Глава 2. Ноуменология религии Ф. Хайлера<text:tab/>125</text:p>
          <text:p text:style-name="P21">§ 1. Фридрих Хайлер как религиовед<text:tab/>125</text:p>
          <text:p text:style-name="P21">§ 2. Принципы религиоведческого исследования в трудах Ф. Хайлера<text:tab/>131</text:p>
          <text:p text:style-name="P21">§ 3. Основные аспекты ноуменологии религии Ф. Хайлера<text:tab/>140</text:p>
          <text:p text:style-name="P21">§ 4. Типология религий и религиозности<text:tab/>154</text:p>
          <text:p text:style-name="P22">§ 5. Влияние религиоведческих теорий на ноуменологию религии</text:p>
          <text:p text:style-name="P57">Ф. Хайлера<text:tab/>156</text:p>
          <text:p text:style-name="P21">§ 6. Влияние теологии К. Барта на ноуменологию религии Ф. Хайлера<text:tab/>159</text:p>
          <text:p text:style-name="P21">§ 7. Ноуменологии Р. Отто и Ф. Хайлера<text:tab/>167</text:p>
          <text:p text:style-name="P69">§ 8. Феноменология религии М. Элиаде и ноуменология Ф. Хайлера<text:tab/>172</text:p>
          <text:p text:style-name="P43"><text:soft-page-break/>Глава 3. Феноменология молитвы и типов религиозности<text:tab/>178</text:p>
          <text:p text:style-name="P21">§ 1. Феноменология молитвы<text:tab/>178</text:p>
          <text:p text:style-name="P21">§ 2. Мистическая и пророческая религиозность<text:tab/>197</text:p>
          <text:p text:style-name="P21">§ 3. Ф. Хайлер и психологические исследования религии<text:tab/>203</text:p>
          <text:p text:style-name="P23">§ 4. Мистическая и пророческая религиозность как категории</text:p>
          <text:p text:style-name="P61">описания религии после «Молитвы» Ф. Хайлера<text:tab/>214</text:p>
          <text:p text:style-name="P43">Глава 4. Ноуменология религии и исламоведческая теория А.-М. Шиммель<text:tab/>219</text:p>
          <text:p text:style-name="P21">§ 1. Структура описания ислама<text:tab/>219</text:p>
          <text:p text:style-name="P63">§ 2. Феноменологическая методология А.-М. Шиммель<text:tab/>225</text:p>
          <text:p text:style-name="P67">Итоги<text:tab/>232</text:p>
          <text:p text:style-name="P52">Часть III<text:line-break/>Постфеноменология религии</text:p>
          <text:p text:style-name="P43">Глава 1. Кризис феноменологического проекта в религиоведении<text:tab/>234</text:p>
          <text:p text:style-name="P21">§ 1. Причины кризиса<text:tab/>234</text:p>
          <text:p text:style-name="P23">§ 2. Теория гетеротопии Мишеля Фуко и традиция исследования</text:p>
          <text:p text:style-name="P61">религиозных феноменов<text:tab/>240</text:p>
          <text:p text:style-name="P36">Глава 2. Пути обновления феноменологии религии<text:tab/>244</text:p>
          <text:p text:style-name="P43">Глава 3. Феноменология религии в современной компаративистике<text:tab/>252</text:p>
          <text:p text:style-name="P21">§ 1. Актуальность феноменологического проекта<text:tab/>252</text:p>
          <text:p text:style-name="P21">§ 2. Феноменология религии и современная компаративистика<text:tab/>255</text:p>
          <text:p text:style-name="P63">§ 3. Феноменология религии и специальные исследования<text:tab/>263</text:p>
          <text:p text:style-name="P43">Глава 4. Имплицитная феноменология религии<text:tab/>268</text:p>
          <text:p text:style-name="P21">§ 1. Систематизация религиозных феноменов<text:tab/>268</text:p>
          <text:p text:style-name="P63">§ 2. Исследование священных пространств<text:tab/>273</text:p>
          <text:p text:style-name="P67">Итоги<text:tab/>277</text:p>
          <text:p text:style-name="P71"><text:span text:style-name="T30">Заключение</text:span><text:span text:style-name="T34"><text:tab/>279</text:span></text:p>
          <text:p text:style-name="P41"><text:span text:style-name="T30">Список литературы<text:tab/>282</text:span></text:p>
          <text:p text:style-name="P41"><text:span text:style-name="T30">Phenomenology, Noumenology and Post-Phenomenology of Religion<text:tab/>293</text:span></text:p>
        </text:index-body>
      </text:table-of-content>
      <text:p text:style-name="P33">Contents</text:p>
      <text:table-of-content text:style-name="Sect1" text:name="Оглавление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span text:style-name="T33">Introduction</text:span><text:span text:style-name="T33"><text:tab/>7</text:span></text:p>
          <text:p text:style-name="P56">Part I<text:line-break/>Phenomenology of Religion</text:p>
          <text:p text:style-name="P37"><text:span text:style-name="T25">Chapter 1. Phenomenology of Religion and the Feeling of the Infinite<text:tab/>14</text:span></text:p>
          <text:p text:style-name="P38"><text:span text:style-name="T25">Chapter 2. The Birth of Phenomenology from the Spirit of Comparative Studies<text:tab/>24</text:span></text:p>
          <text:p text:style-name="P38"><text:span text:style-name="T25">Chapter 3. Phenomenology of Religion and Philosophical Phenomenology<text:tab/>35</text:span></text:p>
          <text:p text:style-name="P44"><text:span text:style-name="T25">Chapter 4. The First Steps of the Phenomenology of Religion</text:span><text:span text:style-name="T25"><text:tab/>52</text:span></text:p>
          <text:p text:style-name="P32"><text:span text:style-name="T25">§ 1. Chantepie de la Saussaye and the Phenomenology of Religion<text:tab/>52</text:span></text:p>
          <text:p text:style-name="P64"><text:span text:style-name="T25">§ 2. </text:span><text:span text:style-name="T27">Cornelis Tiele: History and the Phenomenology of Religion</text:span><text:span text:style-name="T25"><text:tab/>57</text:span></text:p>
          <text:p text:style-name="P38"><text:span text:style-name="T27">Chapter 5. The Phenomenology of Religion of W. B. Kristensen</text:span><text:span text:style-name="T25"><text:tab/>62</text:span></text:p>
          <text:p text:style-name="P44"><text:span text:style-name="T25">Chapter 6. The Phenomenology of Religion of Gerardus van der Leeuw</text:span><text:span text:style-name="T25"><text:tab/>77</text:span></text:p>
          <text:p text:style-name="P24"><text:span text:style-name="T25">§ 1. Leeuw and the Phenomenological Tradition<text:tab/>80</text:span></text:p>
          <text:p text:style-name="P25"><text:span text:style-name="T25">§ 2. Leeuw and the Psychology of Religion<text:tab/>92</text:span></text:p>
          <text:p text:style-name="P25"><text:span text:style-name="T25">§ 3. Pandynamism<text:tab/>94</text:span></text:p>
          <text:p text:style-name="P25"><text:span text:style-name="T25">§ 4. The Subject and the Typology of Religions<text:tab/>99</text:span></text:p>
          <text:p text:style-name="P25"><text:span text:style-name="T25">§ 5. The Energetic Metaphor<text:tab/>102</text:span></text:p>
          <text:p text:style-name="P25"><text:span text:style-name="T25">§ 6. Religious Evolutionism in Leeuw’s Phenomenology<text:tab/>103</text:span></text:p>
          <text:p text:style-name="P25"><text:span text:style-name="T25">§ 7. The Undivine Sacred<text:tab/>106</text:span></text:p>
          <text:p text:style-name="P29"><text:span text:style-name="T25">§ 8. The Phenomenology of Religion of G. van der Leeuw</text:span></text:p>
          <text:p text:style-name="P59"><text:span text:style-name="T25">in the General Context of Phenomenology of Religion<text:tab/>109</text:span></text:p>
          <text:p text:style-name="P65"><text:span text:style-name="T25">§ 9. Leeuw’s Eclecticism<text:tab/>114</text:span></text:p>
          <text:p text:style-name="P39"><text:span text:style-name="T25">Conclusions</text:span><text:span text:style-name="T25"><text:tab/>117</text:span></text:p>
          <text:p text:style-name="P54"><text:span text:style-name="T25">Part II</text:span><text:span text:style-name="T25"><text:line-break/></text:span><text:span text:style-name="T25">Noumenology of Religion</text:span></text:p>
          <text:p text:style-name="P39"><text:span text:style-name="T25">Chapter 1. Noumenology of Religion as a Historiographical Concept</text:span><text:span text:style-name="T25"><text:tab/>119</text:span></text:p>
          <text:p text:style-name="P45"><text:span text:style-name="T25">Chapter 2. Noumenology of Religion of Friedrich Heiler</text:span><text:span text:style-name="T25"><text:tab/>125</text:span></text:p>
          <text:p text:style-name="P25"><text:span text:style-name="T25">§ 1. Friedrich Heiler as Scholar of Religion<text:tab/>125</text:span></text:p>
          <text:p text:style-name="P25"><text:span text:style-name="T25">§ 2. Principles of Religious Studies in the Works of F. Heiler<text:tab/>131</text:span></text:p>
          <text:p text:style-name="P25"><text:span text:style-name="T25">§ 3. The Main Aspects of the Noumenology of Religion of F. Heiler<text:tab/>140</text:span></text:p>
          <text:p text:style-name="P25"><text:span text:style-name="T25">§ 4. The Typology of Religions and Religiosity<text:tab/>154</text:span></text:p>
          <text:p text:style-name="P29"><text:span text:style-name="T25">§ 5. The Influence of Religious Theories on the Noumenology</text:span></text:p>
          <text:p text:style-name="P59"><text:span text:style-name="T25">of Religion of F. Heiler<text:tab/>156</text:span></text:p>
          <text:p text:style-name="P29"><text:span text:style-name="T25">§ 6. The Influence of K. Barth’s Theology on the Noumenology of Religion</text:span></text:p>
          <text:p text:style-name="P59"><text:span text:style-name="T25">of F. Heiler<text:tab/>159</text:span></text:p>
          <text:p text:style-name="P25"><text:span text:style-name="T25">§ 7. The Noumenology of R. Otto and F. Heiler<text:tab/>167</text:span></text:p>
          <text:p text:style-name="P30"><text:span text:style-name="T25">§ 8. The Phenomenology of religion of M. Eliade and the Noumenology</text:span></text:p>
          <text:p text:style-name="P60"><text:span text:style-name="T25">of F. Heiler<text:tab/>172</text:span></text:p>
          <text:p text:style-name="P73"><text:soft-page-break/><text:span text:style-name="T25">Chapter 3. The Phenomenology of Prayer and Types of Religiosity</text:span><text:span text:style-name="T25"><text:tab/>178</text:span></text:p>
          <text:p text:style-name="P26"><text:span text:style-name="T25">§ 1. The Phenomenology of Prayer<text:tab/>178</text:span></text:p>
          <text:p text:style-name="P27"><text:span text:style-name="T25">§ 2. The Mystical and Prophetic Religiosity<text:tab/>197</text:span></text:p>
          <text:p text:style-name="P27"><text:span text:style-name="T25">§ 3. F. Heiler and Psychological Studies of Religion<text:tab/>203</text:span></text:p>
          <text:p text:style-name="P31"><text:span text:style-name="T25">§ 4. Mystic and Prophetic Religiosity as a Category of Description</text:span></text:p>
          <text:p text:style-name="P62"><text:span text:style-name="T25">of Religion after “The Prayer” of F. Heiler<text:tab/>214</text:span></text:p>
          <text:p text:style-name="P46"><text:span text:style-name="T25">Chapter 4. Noumenology of Religion and Islam Studies of A.-M. Schimmel</text:span><text:span text:style-name="T25"><text:tab/>219</text:span></text:p>
          <text:p text:style-name="P27"><text:span text:style-name="T25">§ 1. The Structure of the Description of Islam<text:tab/>219</text:span></text:p>
          <text:p text:style-name="P27"><text:span text:style-name="T25">§ 2. The Phenomenological Methodology of A.-M. Shimmel<text:tab/>225</text:span></text:p>
          <text:p text:style-name="P50"><text:span text:style-name="T25">Conclusions</text:span><text:span text:style-name="T25"><text:tab/>232</text:span></text:p>
          <text:p text:style-name="P55"><text:span text:style-name="T25">Part III</text:span><text:span text:style-name="T25"><text:line-break/></text:span><text:span text:style-name="T25">Post-Phenomenology of Religion</text:span></text:p>
          <text:p text:style-name="P46"><text:span text:style-name="T25">Chapter 1. The Crisis of the Phenomenological Project in Religious Studies</text:span><text:span text:style-name="T25"><text:tab/>234</text:span></text:p>
          <text:p text:style-name="P27"><text:span text:style-name="T25">§ 1. The Causes of the Crisis<text:tab/>234</text:span></text:p>
          <text:p text:style-name="P48"><text:span text:style-name="T25">§ 2. Michel Foucault's Theory of Heterotopia and the Tradition</text:span></text:p>
          <text:p text:style-name="P62"><text:span text:style-name="T25">of Phenomenology of Religion<text:tab/>240</text:span></text:p>
          <text:p text:style-name="P40"><text:span text:style-name="T25">Chapter 2. Ways of Updating of the Phenomenology of Religion</text:span><text:span text:style-name="T25"><text:tab/>244</text:span></text:p>
          <text:p text:style-name="P47"><text:span text:style-name="T25">Chapter 3. Phenomenology of Religion in Modern Comparative Studies</text:span><text:span text:style-name="T25"><text:tab/>252</text:span></text:p>
          <text:p text:style-name="P28"><text:span text:style-name="T25">§ 1. Relevance of the Phenomenological Project<text:tab/>252</text:span></text:p>
          <text:p text:style-name="P28"><text:span text:style-name="T25">§ 2. Phenomenology of Religion and Modern Comparative Studies<text:tab/>255</text:span></text:p>
          <text:p text:style-name="P66"><text:span text:style-name="T25">§ 3. Phenomenology of Religion and Special Studies<text:tab/>263</text:span></text:p>
          <text:p text:style-name="P47"><text:span text:style-name="T25">Chapter 4. Implicit Phenomenology of Religion</text:span><text:span text:style-name="T25"><text:tab/>268</text:span></text:p>
          <text:p text:style-name="P28"><text:span text:style-name="T25">§ 1. Systematization of Religious Phenomena<text:tab/>268</text:span></text:p>
          <text:p text:style-name="P66"><text:span text:style-name="T25">§ 2. Exploration of the Sacred Spaces<text:tab/>273</text:span></text:p>
          <text:p text:style-name="P68"><text:span text:style-name="T25">Conclusions</text:span><text:span text:style-name="T25"><text:tab/>277</text:span></text:p>
          <text:p text:style-name="P72"><text:span text:style-name="T33">Afterword</text:span><text:span text:style-name="T33"><text:tab/>279</text:span></text:p>
          <text:p text:style-name="P42"><text:span text:style-name="T33">Bibliograph</text:span><text:span text:style-name="T33"><text:tab/>282</text:span></text:p>
          <text:p text:style-name="P70"><text:span text:style-name="T33">Phenomenology, Noumenology and Post-Phenomenology of Religion<text:tab/>293</text:span></text:p>
        </text:index-body>
      </text:table-of-content>
      <text:p text:style-name="P88"/>
      <text:p text:style-name="P85">Научное издание</text:p>
      <text:p text:style-name="P74"><text:span text:style-name="T32">С</text:span><text:span text:style-name="T29">амарина</text:span> т<text:span text:style-name="T29">атьяна</text:span> с<text:span text:style-name="T29">ергеевна</text:span></text:p>
      <text:p text:style-name="P75">Феноменология, ноуменология, постфеноменология религии</text:p>
      <text:p text:style-name="P81">Утверждено к печати Ученым советом<text:line-break/>Института философии РАН</text:p>
      <text:p text:style-name="P79"><text:span text:style-name="T2">Художник </text:span><text:span text:style-name="T12">Н.Е. Кожинова</text:span></text:p>
      <text:p text:style-name="P16"><text:span text:style-name="T2">Технический редактор </text:span><text:span text:style-name="T14">Е</text:span><text:span text:style-name="T13">.</text:span><text:span text:style-name="T14">А</text:span><text:span text:style-name="T13">. </text:span><text:span text:style-name="T14">Морозова</text:span></text:p>
      <text:p text:style-name="P15"><text:span text:style-name="T2">Корректор </text:span><text:span text:style-name="T15">И.А. Мальцева</text:span></text:p>
      <text:p text:style-name="P80">Лицензия ЛР № 020831 от 12.10.98 г.</text:p>
      <text:p text:style-name="P77"><text:span text:style-name="T2">Подписано в печать с оригинал-макета </text:span><text:span text:style-name="T5">00</text:span><text:span text:style-name="T19">.0</text:span><text:span text:style-name="T5">0</text:span><text:span text:style-name="T19">.</text:span><text:span text:style-name="T2">1</text:span><text:span text:style-name="T4">9</text:span><text:span text:style-name="T2">.<text:line-break/>Формат 60х84 1/16. Печать офсетная. Гарнитура </text:span><text:span text:style-name="T3">Liberation Serif</text:span><text:span text:style-name="T2">.<text:line-break/>Усл. печ. л. </text:span><text:span text:style-name="T17">1</text:span><text:span text:style-name="T18">7</text:span><text:span text:style-name="T3">,</text:span><text:span text:style-name="T18">21</text:span><text:span text:style-name="T2">. Уч.-изд. л. </text:span><text:span text:style-name="T17">15</text:span><text:span text:style-name="T2">,</text:span><text:span text:style-name="T17">57</text:span><text:span text:style-name="T2">. Тираж 500 экз. Заказ № </text:span><text:span text:style-name="T4">05</text:span><text:span text:style-name="T2">.</text:span></text:p>
      <text:p text:style-name="P76"><text:span text:style-name="T2">Оригинал-макет изготовлен в Институте философии РАН<text:line-break/>Компьютерная верстка: </text:span><text:span text:style-name="T14">Е</text:span><text:span text:style-name="T13">.А. </text:span><text:span text:style-name="T16">Морозова</text:span></text:p>
      <text:p text:style-name="P78">Отпечатано в ЦОП Института философии РАН<text:line-break/>109240, г. Москва, ул. Гончарная, д. 12, стр. 1</text:p>
      <text:p text:style-name="P82"><text:span text:style-name="T1">Информацию о наших изданиях см. на сайте Института философии<text:line-break/></text:span><text:span text:style-name="Internet_20_link"><text:span text:style-name="T24">https://iphras.ru/books</text:span></text:span><text:span text:style-name="T24">_arhiv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IPH Lib Serif" svg:font-family="'IPH Lib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Times New Roman" svg:font-family="'Times New Roman'" style:font-adornments="Regular" style:font-pitch="variable"/>
    <style:font-face style:name="IPH Lib Serif4" svg:font-family="'IPH Lib Serif'" style:font-family-generic="roman" style:font-pitch="variable"/>
    <style:font-face style:name="IPH Lib Serif5" svg:font-family="'IPH Lib Serif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fo:hyphenation-ladder-count="no-limit" style:page-number="auto" style:writing-mode="page"/>
      <style:text-properties style:font-name="IPH Lib Serif1" fo:font-family="'IPH Lib Serif'" style:font-style-name="Regular" style:font-pitch="variable" fo:font-size="11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5mm" fo:margin-bottom="4.3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5mm" fo:margin-bottom="4.39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style:page-number="auto" fo:background-color="transparent" style:writing-mode="pag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left="0mm" fo:margin-right="0mm" fo:margin-top="4.41mm" fo:margin-bottom="4.41mm" loext:contextual-spacing="false" fo:line-height="100%" fo:text-align="center" style:justify-single-word="false" fo:text-indent="0mm" style:auto-text-indent="false" style:page-number="auto" fo:background-color="transparent" style:writing-mode="page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fo:background-color="transparent" style:writing-mode="page">
        <style:tab-stops/>
      </style:paragraph-properties>
      <style:text-properties fo:font-size="10.5pt" fo:font-style="normal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style:font-name="IPH Lib Serif4" fo:font-family="'IPH Lib Serif'" style:font-family-generic="roman" style:font-pitch="variable" fo:font-size="9pt" fo:language="ru" fo:country="RU" fo:font-weight="bold" style:font-name-asian="IPH Lib Serif4" style:font-family-asian="'IPH Lib Serif'" style:font-family-generic-asian="roman" style:font-pitch-asian="variable" style:font-size-asian="10pt" style:font-weight-asian="bold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1.99mm" loext:contextual-spacing="false" fo:line-height="10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IPH Lib Serif4" fo:font-family="'IPH Lib Serif'" style:font-family-generic="roman" style:font-pitch="variable" fo:font-size="9pt" fo:language="ru" fo:country="RU" fo:font-weight="normal" style:font-name-asian="IPH Lib Serif4" style:font-family-asian="'IPH Lib Serif'" style:font-family-generic-asian="roman" style:font-pitch-asian="variable" style:font-size-asian="10pt" style:font-name-complex="IPH Lib Serif4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4mm" fo:margin-right="0mm" fo:line-height="10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4" fo:font-family="'IPH Lib Serif'" style:font-family-generic="roman" style:font-pitch="variable" fo:font-size="10pt" style:font-size-asian="10pt" style:font-name-complex="IPH Lib Serif4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1_20_введение" style:display-name="Заголовок 1 введение" style:family="paragraph" style:parent-style-name="Heading_20_1" style:next-style-name="Text_20_body" style:default-outline-level="" style:list-style-name="">
      <style:paragraph-properties fo:margin-left="0mm" fo:margin-right="0mm" fo:margin-top="0mm" fo:margin-bottom="4.39mm" loext:contextual-spacing="false" fo:text-indent="0mm" style:auto-text-indent="false"/>
      <style:text-properties fo:font-variant="normal" fo:text-transform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повернутый_20_верхний_20_колонтитул" style:display-name="повернутый верхний колонтитул" style:family="paragraph" style:parent-style-name="Header">
      <style:text-properties style:text-rotation-angle="270" style:text-rotation-scale="line-height"/>
    </style:style>
    <style:style style:name="повернутый_20_нижний_20_колонтитул" style:display-name="повернутый нижний колонтитул" style:family="paragraph" style:parent-style-name="Footer">
      <style:paragraph-properties fo:text-align="start" style:justify-single-word="false"/>
      <style:text-properties fo:font-size="10pt" style:font-size-asian="10pt" style:font-size-complex="10pt" style:text-rotation-angle="270" style:text-rotation-scale="line-height"/>
    </style:style>
    <style:style style:name="Footnote_20_Symbol" style:display-name="Footnote Symbol" style:family="text">
      <style:text-properties style:text-position="super 70%" style:font-name="IPH Lib Serif5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4" fo:font-family="'IPH Lib Serif'" style:font-family-generic="roman" style:font-pitch="variable" fo:font-style="italic" style:font-style-asian="italic" style:font-name-complex="IPH Lib Serif4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4" fo:font-family="'IPH Lib Serif'" style:font-family-generic="roman" style:font-pitch="variable" style:text-underline-style="none" style:font-name-complex="IPH Lib Serif4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size-asian="10.5pt" style:font-weight-asian="bold" style:font-name-complex="IPH Lib Serif4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4" fo:font-family="'IPH Lib Serif'" style:font-family-generic="roman" style:font-pitch="variable" fo:font-size="10pt" fo:language="ru" fo:country="RU" style:font-size-asian="10pt" style:font-name-complex="IPH Lib Serif4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)" text:bullet-char="–">
        <style:list-level-properties text:list-level-position-and-space-mode="label-alignment">
          <style:list-level-label-alignment text:label-followed-by="space" fo:text-indent="14.01m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48.01mm" fo:page-height="255.01mm" style:num-format="1" style:print-orientation="portrait" fo:margin-top="11.99mm" fo:margin-bottom="17.99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97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48.01mm" fo:page-height="210.01mm" style:num-format="1" style:print-orientation="portrait" fo:margin-top="17.99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8.01mm" fo:page-height="210.01mm" style:num-format="1" style:print-orientation="portrait" fo:margin-top="20mm" fo:margin-bottom="20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48.01mm" style:num-format="1" style:print-orientation="landscape" fo:margin-top="19mm" fo:margin-bottom="19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8.01mm" fo:page-height="255.01mm" style:num-format="1" style:print-orientation="portrait" fo:margin-top="10mm" fo:margin-bottom="1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48.01mm" style:num-format="1" style:print-orientation="landscape" fo:margin-top="19mm" fo:margin-bottom="1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7</text:page-number></text:p>
      </style:footer>
      <style:footer-left>
        <text:p text:style-name="MP3"><text:page-number text:select-page="current">8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6.3$Linux_X86_64 LibreOffice_project/5896ab1714085361c45cf540f76f60673dd96a72</meta:generator>
    <meta:editing-duration>PT10H19M53S</meta:editing-duration>
    <meta:editing-cycles>69</meta:editing-cycles>
    <dc:date>2019-06-03T13:35:03.850548288</dc:date>
    <meta:document-statistic meta:table-count="2" meta:image-count="0" meta:object-count="0" meta:page-count="8" meta:paragraph-count="723" meta:word-count="1754" meta:character-count="8735" meta:non-whitespace-character-count="7699"/>
  </office:meta>
</office:document-meta>
</file>